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89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condition table:field-number="1" table:value="29.02.2023" table:operator="="/>
              <table:filter-or>
                <table:filter-condition table:field-number="2" table:value="A63" table:operator="="/>
                <table:filter-condition table:field-number="2" table:value="A64" table:operator="="/>
                <table:filter-condition table:field-number="2" table:value="A65" table:operator="="/>
              </table:filter-or>
              <table:filter-or>
                <table:filter-condition table:field-number="3" table:value="2" table:operator="="/>
                <table:filter-condition table:field-number="3" table:value="3" table:operator="="/>
              </table:filter-or>
            </table:filter-and>
          </table:filter>
        </table:database-range>
        <table:database-range table:target-range-address="Автомобили.A1:Автомобили.G66" table:display-filter-buttons="true">
          <table:filter>
            <table:filter-condition table:field-number="1" table:value="Hyundai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10:10Z</dc:date>
  </office:meta>
</office:document-meta>
</file>